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35cm"/>
    </style:style>
    <style:style style:name="gr3" style:family="graphic" style:parent-style-name="standard">
      <style:graphic-properties style:protect="size"/>
    </style:style>
    <style:style style:name="gr4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.5pt"/>
    </style:style>
    <style:style style:name="T1" style:family="text">
      <style:text-properties fo:font-size="10.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2.989cm" svg:y1="12.641cm" svg:x2="15.924cm" svg:y2="12.641cm">
          <text:p text:style-name="P2"/>
        </draw:line>
        <draw:line draw:style-name="gr1" draw:text-style-name="P1" draw:layer="layout" svg:x1="6.761cm" svg:y1="15.478cm" svg:x2="6.762cm" svg:y2="7.154cm">
          <text:p text:style-name="P2"/>
        </draw:line>
        <draw:frame draw:style-name="gr2" draw:text-style-name="P2" draw:layer="layout" svg:width="0.49cm" svg:height="0.985cm" svg:x="15.042cm" svg:y="12.984cm">
          <draw:text-box>
            <text:p text:style-name="P2">a</text:p>
          </draw:text-box>
        </draw:frame>
        <draw:frame draw:style-name="gr3" draw:layer="layout" svg:width="0.426cm" svg:height="0.482cm" svg:x="14.976cm" svg:y="12.71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426cm" svg:height="0.482cm" svg:x="9.395cm" svg:y="12.72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4" draw:text-style-name="P1" draw:layer="layout" svg:x1="9.618cm" svg:y1="12.528cm" svg:x2="9.618cm" svg:y2="12.726cm">
          <text:p text:style-name="P2"/>
        </draw:line>
        <draw:frame draw:style-name="gr5" draw:text-style-name="P3" draw:layer="layout" svg:width="2.475cm" svg:height="0.662cm" draw:transform="rotate (1.5707963267946) translate (6.088cm 10.105cm)">
          <draw:text-box>
            <text:p text:style-name="P2"><text:span text:style-name="T1">Fixed poi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0.454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Julien Arino</meta:initial-creator>
    <meta:creation-date>2007-03-07T10:56:49</meta:creation-date>
    <dc:creator>Julien Arino</dc:creator>
    <dc:date>2007-03-07T11:02:33</dc:date>
    <dc:language>en-US</dc:language>
    <meta:editing-cycles>4</meta:editing-cycles>
    <meta:editing-duration>PT5M49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